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text-properties fo:color="#000000"/>
    </style:style>
    <style:style style:name="P4" style:family="paragraph" style:parent-style-name="Hanging_20_indent">
      <style:paragraph-properties fo:background-color="#33a3a3">
        <style:background-image/>
      </style:paragraph-properties>
      <style:text-properties fo:color="#ffffff"/>
    </style:style>
    <style:style style:name="P5" style:family="paragraph" style:parent-style-name="Standard" style:list-style-name="L2"/>
    <style:style style:name="P6" style:family="paragraph" style:parent-style-name="Text_20_body" style:list-style-name="L3">
      <style:text-properties fo:font-size="12pt" style:font-size-asian="12pt" style:font-size-complex="12pt"/>
    </style:style>
    <style:style style:name="P7" style:family="paragraph" style:parent-style-name="Standard" style:list-style-name="L4">
      <style:text-properties style:text-underline-style="none"/>
    </style:style>
    <style:style style:name="P8" style:family="paragraph" style:parent-style-name="Standard">
      <style:text-properties fo:color="#ffffff" style:text-underline-style="solid" style:text-underline-width="auto" style:text-underline-color="font-color"/>
    </style:style>
    <style:style style:name="P9" style:family="paragraph" style:parent-style-name="Standard" style:list-style-name="L5"/>
    <style:style style:name="P10" style:family="paragraph" style:parent-style-name="Standard" style:list-style-name="L5">
      <style:text-properties style:text-underline-style="none"/>
    </style:style>
    <style:style style:name="T1" style:family="text" style:parent-style-name="Source_20_Text">
      <style:text-properties style:font-name="Nimbus Roman No9 L" fo:font-size="12pt" style:font-size-asian="12pt" style:font-size-complex="12pt"/>
    </style:style>
    <style:style style:name="T2" style:family="text" style:parent-style-name="Source_20_Text">
      <style:text-properties style:font-name="Nimbus Roman No9 L" fo:font-size="12pt" style:text-underline-style="none" style:font-size-asian="12pt" style:font-size-complex="12pt"/>
    </style:style>
    <style:style style:name="T3" style:family="text">
      <style:text-properties style:text-underline-style="solid" style:text-underline-width="auto" style:text-underline-color="font-colo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Meeting protocol</text:h>
      <text:p text:style-name="P2">7.12.2006</text:p>
      <text:p text:style-name="P3"/>
      <text:p text:style-name="P3"/>
      <text:p text:style-name="P4">Participants</text:p>
      <text:list text:style-name="L2">
        <text:list-item>
          <text:p text:style-name="P5">Thomas Tischler</text:p>
        </text:list-item>
        <text:list-item>
          <text:p text:style-name="P5">Stefan Zeltner</text:p>
        </text:list-item>
        <text:list-item>
          <text:p text:style-name="P5">Philipp Gruber</text:p>
        </text:list-item>
        <text:list-item>
          <text:p text:style-name="P5">Reinhard Jeschull</text:p>
        </text:list-item>
        <text:list-item>
          <text:p text:style-name="P5">Thomas Kuhndörfer</text:p>
        </text:list-item>
      </text:list>
      <text:p text:style-name="Standard"/>
      <text:p text:style-name="Standard"/>
      <text:p text:style-name="Standard"/>
      <text:p text:style-name="P4">Steps done</text:p>
      <text:list text:style-name="L3">
        <text:list-item>
          <text:p text:style-name="P6"><text:span text:style-name="T1">General improvements in the build system</text:span></text:p>
        </text:list-item>
        <text:list-item>
          <text:p text:style-name="P6"><text:span text:style-name="T1">The scenegraph and the renderer were integrated into the build system</text:span></text:p>
        </text:list-item>
        <text:list-item>
          <text:p text:style-name="P6"><text:span text:style-name="T1">Main classes for the scenegraph were added and are nearly useable</text:span></text:p>
        </text:list-item>
        <text:list-item>
          <text:p text:style-name="P6"><text:span text:style-name="T1">Main classes for the renderer were added and are nearly useable</text:span></text:p>
        </text:list-item>
        <text:list-item>
          <text:p text:style-name="P6"><text:span text:style-name="T1">Added an custom widget in the toolbar to show and hide </text:span><text:span text:style-name="T2">group boxes at the main toolbar</text:span></text:p>
        </text:list-item>
        <text:list-item>
          <text:p text:style-name="P6"><text:span text:style-name="T2">First version of the boxgenerator, but for testing purposes additions in the gui/scenegraph are needed</text:span></text:p>
        </text:list-item>
      </text:list>
      <text:p text:style-name="Standard"/>
      <text:p text:style-name="Standard"/>
      <text:p text:style-name="P4">Tasks until the next meeting</text:p>
      <text:list text:style-name="L4">
        <text:list-item>
          <text:p text:style-name="P7">Completing the development of the plugin system. All general needings should be fulfilled :<text:span text:style-name="T3"> szeltner</text:span></text:p>
        </text:list-item>
        <text:list-item>
          <text:p text:style-name="P7">Bringing the renderer to a level that OpenGL drawings are possible: <text:span text:style-name="T3">rjeschull</text:span></text:p>
        </text:list-item>
        <text:list-item>
          <text:p text:style-name="P7">Extending the boxgenerator-plugin to be capable of generating boxes with n-sides: <text:span text:style-name="T3">pgruber</text:span></text:p>
        </text:list-item>
        <text:list-item>
          <text:p text:style-name="P7">Making the scenegraph capable of inserting and managing simple scene objects: <text:span text:style-name="T3">tkuhndo</text:span></text:p>
        </text:list-item>
        <text:list-item>
          <text:p text:style-name="P7">Adding essential control buttons to the main toolbar for inserting scene objects: <text:span text:style-name="T3">ttischler</text:span></text:p>
        </text:list-item>
      </text:list>
      <text:p text:style-name="P8"/>
      <text:p text:style-name="P8"/>
      <text:p text:style-name="P8"/>
      <text:p text:style-name="P4">Next milestone</text:p>
      <text:list text:style-name="L5">
        <text:list-item>
          <text:p text:style-name="P9">Beta-Build: 21.12.2006</text:p>
        </text:list-item>
      </text:list>
      <text:p text:style-name="Standard"/>
      <text:p text:style-name="Standard"/>
      <text:p text:style-name="Standard"/>
      <text:p text:style-name="P4">Notes</text:p>
      <text:list text:style-name="L5">
        <text:list-item text:start-value="1">
          <text:p text:style-name="P10">The existing UML diagrams for the renderer and scenegraph will be updated after the main implementation is finished. Diagrams for the gui and the plugin system still have to be created. Then they will presenteted to Prof. Dr. Hartmann.</text:p>
        </text:list-item>
        <text:list-item>
          <text:p text:style-name="P10">To be in time for the next build, additional meetings will specified as need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Example" style:family="text">
      <style:text-properties style:font-name="Nimbus Mono L" style:font-name-asian="Nimbus Mono L" style:font-name-complex="Nimbus Mono 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Thomas Kuhndörfer</meta:initial-creator>
    <meta:creation-date>2006-11-09T19:40:14</meta:creation-date>
    <dc:creator>lizardking</dc:creator>
    <dc:date>2006-12-10T15:42:17</dc:date>
    <dc:language>de-DE</dc:language>
    <meta:editing-cycles>36</meta:editing-cycles>
    <meta:editing-duration>PT1H52M49S</meta:editing-duration>
    <meta:user-defined meta:name="Info 1"/>
    <meta:user-defined meta:name="Info 2"/>
    <meta:user-defined meta:name="Info 3"/>
    <meta:user-defined meta:name="Info 4"/>
    <meta:document-statistic meta:table-count="0" meta:image-count="0" meta:object-count="0" meta:page-count="1" meta:paragraph-count="26" meta:word-count="217" meta:character-count="1373"/>
  </office:meta>
</office:document-meta>
</file>